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/>
          <table:table-cell table:style-name="ce1">
            <draw:frame draw:z-index="1" draw:id="id0" draw:style-name="a0" draw:name="Gráfico 1" svg:x="0.77083in" svg:y="0.1718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avi</meta:initial-creator>
    <dc:creator>Javi</dc:creator>
    <meta:creation-date>2018-04-28T10:58:13Z</meta:creation-date>
    <dc:date>2018-04-28T11:01:2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Gráfico de temperatura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Hoja1.$A$1:.$A$80" chart:class="chart:line" chart:attached-axis="primary-y" chart:style-name="G0S0">
            <chart:data-point chart:repeated="8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